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6.995cm" table:align="left" style:writing-mode="lr-tb"/>
    </style:style>
    <style:style style:name="Tabelle5.A" style:family="table-column">
      <style:table-column-properties style:column-width="10.298cm"/>
    </style:style>
    <style:style style:name="Tabelle5.B" style:family="table-column">
      <style:table-column-properties style:column-width="6.697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fo:break-before="auto" fo:break-after="auto" table:align="margins" style:writing-mode="lr-tb"/>
    </style:style>
    <style:style style:name="Tabelle1.A" style:family="table-column">
      <style:table-column-properties style:column-width="10.694cm" style:rel-column-width="41226*"/>
    </style:style>
    <style:style style:name="Tabelle1.B" style:family="table-column">
      <style:table-column-properties style:column-width="6.306cm" style:rel-column-width="2430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10.694cm" style:rel-column-width="41226*"/>
    </style:style>
    <style:style style:name="Tabelle9.B" style:family="table-column">
      <style:table-column-properties style:column-width="6.306cm" style:rel-column-width="24309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0.694cm" style:rel-column-width="41226*"/>
    </style:style>
    <style:style style:name="Tabelle2.B" style:family="table-column">
      <style:table-column-properties style:column-width="6.306cm" style:rel-column-width="2430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fo:font-weight="bold" officeooo:paragraph-rsid="0019014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190143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snap-to-layout-grid="false"/>
      <style:text-properties fo:font-size="16pt" officeooo:rsid="001f4274" officeooo:paragraph-rsid="00190143" fo:background-color="#ffff00" style:font-size-asian="16pt" style:font-size-complex="16pt"/>
    </style:style>
    <style:style style:name="P4" style:family="paragraph" style:parent-style-name="Standard">
      <style:text-properties fo:font-size="16pt" officeooo:rsid="001f4274" officeooo:paragraph-rsid="00190143" fo:background-color="#ffff00" style:font-size-asian="16pt" style:font-size-complex="16pt"/>
    </style:style>
    <style:style style:name="P5" style:family="paragraph" style:parent-style-name="Standard">
      <style:text-properties fo:font-size="16pt" officeooo:rsid="0024d810" officeooo:paragraph-rsid="00190143" fo:background-color="#ffff00" style:font-size-asian="16pt" style:font-size-complex="16pt"/>
    </style:style>
    <style:style style:name="P6" style:family="paragraph" style:parent-style-name="Standard">
      <style:paragraph-properties style:snap-to-layout-grid="false"/>
      <style:text-properties fo:font-size="16pt" officeooo:rsid="0020f1cd" officeooo:paragraph-rsid="00190143" fo:background-color="#ffff00" style:font-size-asian="16pt" style:font-size-complex="16pt"/>
    </style:style>
    <style:style style:name="P7" style:family="paragraph" style:parent-style-name="Standard">
      <style:paragraph-properties style:snap-to-layout-grid="false"/>
      <style:text-properties fo:font-size="16pt" officeooo:rsid="001f4274" officeooo:paragraph-rsid="00190143" style:font-size-asian="16pt" style:font-size-complex="16pt"/>
    </style:style>
    <style:style style:name="P8" style:family="paragraph" style:parent-style-name="Standard">
      <style:text-properties fo:font-size="16pt" officeooo:rsid="001f4274" officeooo:paragraph-rsid="00190143" style:font-size-asian="16pt" style:font-size-complex="16pt"/>
    </style:style>
    <style:style style:name="P9" style:family="paragraph" style:parent-style-name="Standard">
      <style:text-properties fo:font-size="16pt" officeooo:rsid="00190143" officeooo:paragraph-rsid="00190143" style:font-size-asian="16pt" style:font-size-complex="16pt"/>
    </style:style>
    <style:style style:name="P10" style:family="paragraph" style:parent-style-name="Standard">
      <style:text-properties fo:font-size="16pt" officeooo:rsid="00190143" officeooo:paragraph-rsid="001a15f7" style:font-size-asian="16pt" style:font-size-complex="16pt"/>
    </style:style>
    <style:style style:name="P11" style:family="paragraph" style:parent-style-name="Standard">
      <style:text-properties fo:font-size="16pt" officeooo:rsid="001f4274" officeooo:paragraph-rsid="00190143" fo:background-color="#23ff23" style:font-size-asian="16pt" style:font-size-complex="16pt"/>
    </style:style>
    <style:style style:name="P12" style:family="paragraph" style:parent-style-name="Standard">
      <style:text-properties fo:font-size="16pt" officeooo:rsid="001f4274" officeooo:paragraph-rsid="00190143" fo:background-color="#00ffff" style:font-size-asian="16pt" style:font-size-complex="16pt"/>
    </style:style>
    <style:style style:name="P13" style:family="paragraph" style:parent-style-name="Standard">
      <style:text-properties fo:font-size="16pt" officeooo:rsid="00333b75" officeooo:paragraph-rsid="00190143" fo:background-color="transparent" style:font-size-asian="16pt" style:font-size-complex="16pt"/>
    </style:style>
    <style:style style:name="P14" style:family="paragraph" style:parent-style-name="Standard">
      <style:text-properties style:font-name="Courier New" fo:font-size="16pt" officeooo:rsid="00190143" officeooo:paragraph-rsid="00190143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paragraph-rsid="0019014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paragraph-rsid="001a15f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paragraph-rsid="0019014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01a15f7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snap-to-layout-grid="false"/>
      <style:text-properties fo:font-size="14pt" officeooo:rsid="001f4274" officeooo:paragraph-rsid="00190143" fo:background-color="#ffff00" style:font-size-asian="14pt" style:font-size-complex="14pt"/>
    </style:style>
    <style:style style:name="P20" style:family="paragraph" style:parent-style-name="Standard">
      <style:paragraph-properties style:snap-to-layout-grid="false"/>
      <style:text-properties fo:font-size="14pt" officeooo:rsid="001f4274" officeooo:paragraph-rsid="001a15f7" fo:background-color="#ffff00" style:font-size-asian="14pt" style:font-size-complex="14pt"/>
    </style:style>
    <style:style style:name="P21" style:family="paragraph" style:parent-style-name="Standard">
      <style:text-properties fo:font-size="14pt" officeooo:rsid="001f4274" officeooo:paragraph-rsid="00190143" fo:background-color="#ffff00" style:font-size-asian="14pt" style:font-size-complex="14pt"/>
    </style:style>
    <style:style style:name="P22" style:family="paragraph" style:parent-style-name="Standard">
      <style:text-properties fo:font-size="14pt" officeooo:rsid="001f4274" officeooo:paragraph-rsid="001a15f7" fo:background-color="#ffff00" style:font-size-asian="14pt" style:font-size-complex="14pt"/>
    </style:style>
    <style:style style:name="P23" style:family="paragraph" style:parent-style-name="Standard">
      <style:text-properties fo:font-size="14pt" officeooo:rsid="00333b75" officeooo:paragraph-rsid="00190143" fo:background-color="#ffff00" style:font-size-asian="14pt" style:font-size-complex="14pt"/>
    </style:style>
    <style:style style:name="P24" style:family="paragraph" style:parent-style-name="Standard">
      <style:paragraph-properties style:snap-to-layout-grid="false"/>
      <style:text-properties fo:font-size="14pt" officeooo:rsid="0020f1cd" officeooo:paragraph-rsid="00190143" fo:background-color="#ffff00" style:font-size-asian="14pt" style:font-size-complex="14pt"/>
    </style:style>
    <style:style style:name="P25" style:family="paragraph" style:parent-style-name="Standard">
      <style:paragraph-properties style:snap-to-layout-grid="false"/>
      <style:text-properties fo:font-size="14pt" officeooo:rsid="0020f1cd" officeooo:paragraph-rsid="001a15f7" fo:background-color="#ffff00" style:font-size-asian="14pt" style:font-size-complex="14pt"/>
    </style:style>
    <style:style style:name="P26" style:family="paragraph" style:parent-style-name="Standard">
      <style:text-properties fo:font-size="14pt" officeooo:rsid="001f4274" officeooo:paragraph-rsid="00190143" fo:background-color="transparent" style:font-size-asian="14pt" style:font-size-complex="14pt"/>
    </style:style>
    <style:style style:name="P27" style:family="paragraph" style:parent-style-name="Standard">
      <style:text-properties fo:font-size="14pt" officeooo:rsid="001f4274" officeooo:paragraph-rsid="001a15f7" fo:background-color="transparent" style:font-size-asian="14pt" style:font-size-complex="14pt"/>
    </style:style>
    <style:style style:name="P28" style:family="paragraph" style:parent-style-name="Standard">
      <style:paragraph-properties style:snap-to-layout-grid="false"/>
      <style:text-properties fo:font-size="14pt" officeooo:rsid="001f4274" officeooo:paragraph-rsid="00190143" fo:background-color="transparent" style:font-size-asian="14pt" style:font-size-complex="14pt"/>
    </style:style>
    <style:style style:name="P29" style:family="paragraph" style:parent-style-name="Standard">
      <style:paragraph-properties style:snap-to-layout-grid="false"/>
      <style:text-properties fo:font-size="14pt" officeooo:rsid="001f4274" officeooo:paragraph-rsid="001a15f7" fo:background-color="transparent" style:font-size-asian="14pt" style:font-size-complex="14pt"/>
    </style:style>
    <style:style style:name="P30" style:family="paragraph" style:parent-style-name="Standard">
      <style:paragraph-properties style:snap-to-layout-grid="false"/>
      <style:text-properties fo:font-size="14pt" officeooo:rsid="0020f1cd" officeooo:paragraph-rsid="00190143" fo:background-color="transparent" style:font-size-asian="14pt" style:font-size-complex="14pt"/>
    </style:style>
    <style:style style:name="P31" style:family="paragraph" style:parent-style-name="Standard">
      <style:paragraph-properties style:snap-to-layout-grid="false"/>
      <style:text-properties fo:font-size="14pt" officeooo:rsid="0020f1cd" officeooo:paragraph-rsid="001a15f7" fo:background-color="transparent" style:font-size-asian="14pt" style:font-size-complex="14pt"/>
    </style:style>
    <style:style style:name="P32" style:family="paragraph" style:parent-style-name="Standard">
      <style:paragraph-properties style:snap-to-layout-grid="false"/>
      <style:text-properties fo:font-size="14pt" officeooo:rsid="001f4274" officeooo:paragraph-rsid="00190143" style:font-size-asian="14pt" style:font-size-complex="14pt"/>
    </style:style>
    <style:style style:name="P33" style:family="paragraph" style:parent-style-name="Standard">
      <style:paragraph-properties style:snap-to-layout-grid="false"/>
      <style:text-properties fo:font-size="14pt" officeooo:rsid="001f4274" officeooo:paragraph-rsid="001a15f7" style:font-size-asian="14pt" style:font-size-complex="14pt"/>
    </style:style>
    <style:style style:name="P34" style:family="paragraph" style:parent-style-name="Standard">
      <style:text-properties fo:font-size="14pt" officeooo:rsid="001f4274" officeooo:paragraph-rsid="001a15f7" style:font-size-asian="14pt" style:font-size-complex="14pt"/>
    </style:style>
    <style:style style:name="P35" style:family="paragraph" style:parent-style-name="Standard">
      <style:text-properties fo:font-size="14pt" officeooo:rsid="001f4274" officeooo:paragraph-rsid="001a15f7" fo:background-color="#23ff23" style:font-size-asian="14pt" style:font-size-complex="14pt"/>
    </style:style>
    <style:style style:name="P36" style:family="paragraph" style:parent-style-name="Standard">
      <style:text-properties fo:font-size="14pt" officeooo:rsid="001f4274" officeooo:paragraph-rsid="001a15f7" fo:background-color="#00ffff" style:font-size-asian="14pt" style:font-size-complex="14pt"/>
    </style:style>
    <style:style style:name="P37" style:family="paragraph" style:parent-style-name="Standard">
      <style:paragraph-properties style:snap-to-layout-grid="false"/>
      <style:text-properties fo:font-size="14pt" fo:font-style="italic" officeooo:rsid="00333b75" officeooo:paragraph-rsid="00190143" fo:background-color="transparent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break-before="page"/>
      <style:text-properties fo:font-size="16pt" officeooo:rsid="00190143" officeooo:paragraph-rsid="00190143" style:font-size-asian="16pt" style:font-size-complex="16pt"/>
    </style:style>
    <style:style style:name="P39" style:family="paragraph" style:parent-style-name="Table_20_Contents">
      <style:text-properties fo:font-size="12pt" officeooo:paragraph-rsid="001cc248" fo:background-color="#ffff00" style:font-size-asian="12pt" style:font-size-complex="12pt"/>
    </style:style>
    <style:style style:name="P40" style:family="paragraph" style:parent-style-name="Table_20_Contents">
      <style:text-properties fo:font-size="12pt" officeooo:paragraph-rsid="001cc248" style:font-size-asian="12pt" style:font-size-complex="12pt"/>
    </style:style>
    <style:style style:name="P41" style:family="paragraph" style:parent-style-name="Table_20_Contents">
      <style:text-properties fo:font-size="12pt" officeooo:paragraph-rsid="001cc248" fo:background-color="transparent" style:font-size-asian="12pt" style:font-size-complex="12pt"/>
    </style:style>
    <style:style style:name="P42" style:family="paragraph" style:parent-style-name="Standard">
      <style:text-properties fo:font-size="16pt" fo:font-style="italic" officeooo:rsid="00333b75" officeooo:paragraph-rsid="00190143" fo:background-color="transparent" style:font-size-asian="16pt" style:font-style-asian="italic" style:font-size-complex="16pt" style:font-style-complex="italic"/>
    </style:style>
    <style:style style:name="P43" style:family="paragraph" style:parent-style-name="Standard">
      <style:paragraph-properties style:snap-to-layout-grid="false"/>
      <style:text-properties fo:font-size="16pt" officeooo:rsid="001f4274" officeooo:paragraph-rsid="001bb260" fo:background-color="#23ff23" style:font-size-asian="16pt" style:font-size-complex="16pt"/>
    </style:style>
    <style:style style:name="P44" style:family="paragraph" style:parent-style-name="Standard">
      <style:text-properties fo:font-size="16pt" officeooo:paragraph-rsid="001cc248" fo:background-color="#23ff23" style:font-size-asian="16pt" style:font-size-complex="16pt"/>
    </style:style>
    <style:style style:name="P45" style:family="paragraph" style:parent-style-name="Standard">
      <style:paragraph-properties style:snap-to-layout-grid="false"/>
      <style:text-properties fo:font-size="16pt" officeooo:rsid="0020f1cd" officeooo:paragraph-rsid="001bb260" fo:background-color="#00ffff" style:font-size-asian="16pt" style:font-size-complex="16pt"/>
    </style:style>
    <style:style style:name="P46" style:family="paragraph" style:parent-style-name="Standard">
      <style:text-properties fo:font-size="16pt" officeooo:paragraph-rsid="001cc248" fo:background-color="#00ffff" style:font-size-asian="16pt" style:font-size-complex="16pt"/>
    </style:style>
    <style:style style:name="P47" style:family="paragraph" style:parent-style-name="Standard">
      <style:text-properties fo:font-size="16pt" officeooo:rsid="00190143" officeooo:paragraph-rsid="00190143" style:font-size-asian="16pt" style:font-size-complex="16pt"/>
    </style:style>
    <style:style style:name="P48" style:family="paragraph" style:parent-style-name="Standard">
      <style:text-properties fo:font-size="16pt" officeooo:rsid="00190143" officeooo:paragraph-rsid="001cc248" style:font-size-asian="16pt" style:font-size-complex="16pt"/>
    </style:style>
    <style:style style:name="P49" style:family="paragraph" style:parent-style-name="Standard">
      <style:text-properties fo:font-size="16pt" officeooo:rsid="001cc248" officeooo:paragraph-rsid="001cc248" style:font-size-asian="16pt" style:font-size-complex="16pt"/>
    </style:style>
    <style:style style:name="P50" style:family="paragraph" style:parent-style-name="Standard">
      <style:text-properties fo:font-size="16pt" officeooo:paragraph-rsid="001cc248" style:font-size-asian="16pt" style:font-size-complex="16pt"/>
    </style:style>
    <style:style style:name="P51" style:family="paragraph" style:parent-style-name="Standard">
      <style:text-properties fo:font-size="16pt" officeooo:paragraph-rsid="001cc248" fo:background-color="#00ff00" style:font-size-asian="16pt" style:font-size-complex="16pt"/>
    </style:style>
    <style:style style:name="P52" style:family="paragraph" style:parent-style-name="Standard">
      <style:text-properties fo:font-size="16pt" officeooo:paragraph-rsid="001cc248" fo:background-color="transparent" style:font-size-asian="16pt" style:font-size-complex="16pt"/>
    </style:style>
    <style:style style:name="P53" style:family="paragraph" style:parent-style-name="Standard">
      <style:text-properties fo:font-size="16pt" officeooo:paragraph-rsid="001cc248" fo:background-color="#ffff00" style:font-size-asian="16pt" style:font-size-complex="16pt"/>
    </style:style>
    <style:style style:name="P54" style:family="paragraph" style:parent-style-name="Standard">
      <style:text-properties fo:font-size="14pt" officeooo:rsid="001f4274" officeooo:paragraph-rsid="00190143" fo:background-color="#ffff00" style:font-size-asian="14pt" style:font-size-complex="14pt"/>
    </style:style>
    <style:style style:name="P55" style:family="paragraph" style:parent-style-name="Standard">
      <style:paragraph-properties style:snap-to-layout-grid="false"/>
      <style:text-properties fo:font-size="14pt" officeooo:rsid="0020f1cd" officeooo:paragraph-rsid="00190143" fo:background-color="#ffff00" style:font-size-asian="14pt" style:font-size-complex="14pt"/>
    </style:style>
    <style:style style:name="P56" style:family="paragraph" style:parent-style-name="Standard">
      <style:text-properties fo:font-size="14pt" fo:font-style="italic" officeooo:rsid="00333b75" officeooo:paragraph-rsid="001a15f7" fo:background-color="transparent" style:font-size-asian="14pt" style:font-style-asian="italic" style:font-size-complex="14pt" style:font-style-complex="italic"/>
    </style:style>
    <style:style style:name="P57" style:family="paragraph" style:parent-style-name="Standard">
      <style:text-properties fo:font-size="12pt" officeooo:paragraph-rsid="001cc248" style:font-size-asian="12pt" style:font-size-complex="12pt"/>
    </style:style>
    <style:style style:name="P58" style:family="paragraph" style:parent-style-name="Standard">
      <style:text-properties fo:font-size="12pt" officeooo:paragraph-rsid="001cc248" fo:background-color="#ffff00" style:font-size-asian="12pt" style:font-size-complex="12pt"/>
    </style:style>
    <style:style style:name="P59" style:family="paragraph" style:parent-style-name="Standard">
      <style:text-properties fo:font-size="12pt" officeooo:paragraph-rsid="001cc248" fo:background-color="#23ff23" style:font-size-asian="12pt" style:font-size-complex="12pt"/>
    </style:style>
    <style:style style:name="P60" style:family="paragraph" style:parent-style-name="Standard">
      <style:text-properties fo:font-size="12pt" officeooo:paragraph-rsid="001cc248" fo:background-color="#00ffff" style:font-size-asian="12pt" style:font-size-complex="12pt"/>
    </style:style>
    <style:style style:name="P61" style:family="paragraph" style:parent-style-name="Standard">
      <style:text-properties fo:font-size="12pt" officeooo:paragraph-rsid="001cc248" fo:background-color="#00ff00" style:font-size-asian="12pt" style:font-size-complex="12pt"/>
    </style:style>
    <style:style style:name="P62" style:family="paragraph" style:parent-style-name="Standard">
      <style:paragraph-properties fo:break-before="page"/>
      <style:text-properties fo:font-size="16pt" officeooo:rsid="001cc248" officeooo:paragraph-rsid="001cc248" style:font-size-asian="16pt" style:font-size-complex="16pt"/>
    </style:style>
    <style:style style:name="P63" style:family="paragraph" style:parent-style-name="Standard">
      <style:paragraph-properties fo:break-before="page"/>
      <style:text-properties fo:font-size="16pt" fo:font-weight="bold" officeooo:rsid="001cc248" officeooo:paragraph-rsid="001cc24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248" style:font-weight-asian="bold" style:font-weight-complex="bold"/>
    </style:style>
    <style:style style:name="T3" style:family="text">
      <style:text-properties fo:font-weight="bold" fo:background-color="#23ff23" loext:char-shading-value="0" style:font-weight-asian="bold" style:font-weight-complex="bold"/>
    </style:style>
    <style:style style:name="T4" style:family="text">
      <style:text-properties fo:font-weight="bold" fo:background-color="#00ffff" loext:char-shading-value="0" style:font-weight-asian="bold" style:font-weight-complex="bold"/>
    </style:style>
    <style:style style:name="T5" style:family="text">
      <style:text-properties fo:background-color="#23ff23" loext:char-shading-value="0"/>
    </style:style>
    <style:style style:name="T6" style:family="text">
      <style:text-properties officeooo:rsid="0020f1cd" fo:background-color="#23ff23" loext:char-shading-value="0"/>
    </style:style>
    <style:style style:name="T7" style:family="text">
      <style:text-properties officeooo:rsid="001f4274" fo:background-color="#23ff23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4d810"/>
    </style:style>
    <style:style style:name="T11" style:family="text">
      <style:text-properties fo:background-color="#00ffff" loext:char-shading-value="0"/>
    </style:style>
    <style:style style:name="T12" style:family="text">
      <style:text-properties officeooo:rsid="0020f1cd" fo:background-color="#00ffff" loext:char-shading-value="0"/>
    </style:style>
    <style:style style:name="T13" style:family="text">
      <style:text-properties officeooo:rsid="000197dd" fo:background-color="#00ffff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0f1cd" fo:background-color="#ffff00" loext:char-shading-value="0"/>
    </style:style>
    <style:style style:name="T16" style:family="text">
      <style:text-properties officeooo:rsid="001f4274" fo:background-color="#ffff00" loext:char-shading-value="0"/>
    </style:style>
    <style:style style:name="T17" style:family="text">
      <style:text-properties officeooo:rsid="000197dd" fo:background-color="#ffff00" loext:char-shading-value="0"/>
    </style:style>
    <style:style style:name="T18" style:family="text">
      <style:text-properties officeooo:rsid="0020f1cd"/>
    </style:style>
    <style:style style:name="T19" style:family="text">
      <style:text-properties fo:background-color="#00ff00" loext:char-shading-value="0"/>
    </style:style>
    <style:style style:name="T20" style:family="text">
      <style:text-properties officeooo:rsid="0020f1cd" fo:background-color="#00ff00" loext:char-shading-value="0"/>
    </style:style>
    <style:style style:name="T21" style:family="text">
      <style:text-properties officeooo:rsid="000197dd" fo:background-color="#00ff00" loext:char-shading-value="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33b75" style:font-style-asian="italic" style:font-style-complex="italic"/>
    </style:style>
    <style:style style:name="T24" style:family="text">
      <style:text-properties officeooo:rsid="001cc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eschreibe den Methodenaufruf rekursiveKurve(3)</text:p>
      <text:p text:style-name="P9"/>
      <text:p text:style-name="P14">01 <text:s/>void rekursiveKurve(int laenge)</text:p>
      <text:p text:style-name="P14">02 <text:s/>{</text:p>
      <text:p text:style-name="P14">03 <text:s text:c="4"/>t.forward(laenge);</text:p>
      <text:p text:style-name="P14">04 <text:s text:c="4"/>if (laenge &gt; 1)</text:p>
      <text:p text:style-name="P14">05 <text:s text:c="4"/>{</text:p>
      <text:p text:style-name="P14">06 <text:s text:c="8"/>t.right(90);</text:p>
      <text:p text:style-name="P14">07 <text:s text:c="8"/>rekursiveKurve(laenge – 1);</text:p>
      <text:p text:style-name="P14">08 <text:s text:c="8"/>t.left(90);</text:p>
      <text:p text:style-name="P14">09 <text:s text:c="4"/>}</text:p>
      <text:p text:style-name="P14">10 <text:s text:c="4"/>t.back(laenge);</text:p>
      <text:p text:style-name="P14">11 <text:s/>}</text:p>
      <text:p text:style-name="P9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">Schritte</text:p>
          </table:table-cell>
          <table:table-cell table:style-name="Tabelle5.B1" office:value-type="string">
            <text:p text:style-name="P2">Var./Param.</text:p>
          </table:table-cell>
        </table:table-row>
        <table:table-row>
          <table:table-cell table:style-name="Tabelle5.A2" office:value-type="string">
            <text:p text:style-name="P4">01 <text:s/><text:span text:style-name="T1">rekursiveKurve</text:span> startet</text:p>
            <text:p text:style-name="P4">03 <text:s/>Linie (3)</text:p>
            <text:p text:style-name="P5">04 <text:s/>Verzweigung: länge &gt; 1? (ja)</text:p>
            <text:p text:style-name="P4">06 <text:s/>90° rechts</text:p>
            <text:p text:style-name="P4">07 <text:s/>rekursiveKurve wird aufgerufen</text:p>
            <text:p text:style-name="P8"><text:s text:c="7"/><text:span text:style-name="T5">01 <text:s/></text:span><text:span text:style-name="T3">rekursiveKurve</text:span><text:span text:style-name="T5"> startet</text:span></text:p>
            <text:p text:style-name="P11"><text:span text:style-name="T8"><text:s text:c="7"/></text:span>03 <text:s/>Linie (2)</text:p>
            <text:p text:style-name="P11"><text:span text:style-name="T8"><text:s text:c="7"/></text:span>0<text:span text:style-name="T10">4</text:span> <text:s/><text:span text:style-name="T10">Verzweigung: länge &gt; 1? (ja)</text:span></text:p>
            <text:p text:style-name="P11"><text:span text:style-name="T8"><text:s text:c="7"/></text:span>06 <text:s/>90° rechts</text:p>
            <text:p text:style-name="P11"><text:span text:style-name="T8"><text:s text:c="7"/></text:span>07 <text:s/>rekursiveKurve wird aufgerufen</text:p>
            <text:p text:style-name="P8"><text:s text:c="13"/><text:span text:style-name="T8"><text:s/></text:span><text:span text:style-name="T11">01 <text:s/></text:span><text:span text:style-name="T4">rekursiveKurve</text:span><text:span text:style-name="T11"> startet</text:span></text:p>
            <text:p text:style-name="P12"><text:span text:style-name="T8"><text:s text:c="14"/></text:span>03 <text:s/>Linie (1)</text:p>
            <text:p text:style-name="P12"><text:span text:style-name="T8"><text:s text:c="14"/></text:span>0<text:span text:style-name="T10">4</text:span> <text:s/><text:span text:style-name="T10">Verzweigung: länge &gt; 1? (nein)</text:span></text:p>
            <text:p text:style-name="P13"/>
            <text:p text:style-name="P13"><text:s text:c="12"/><text:span text:style-name="T22"><text:s/>Was passiert an dieser Stelle?</text:span></text:p>
            <text:p text:style-name="P42"/>
          </table:table-cell>
          <table:table-cell table:style-name="Tabelle5.B2" office:value-type="string">
            <text:p text:style-name="P3">länge = 3</text:p>
            <text:p text:style-name="P7"/>
            <text:p text:style-name="P7"/>
            <text:p text:style-name="P7"/>
            <text:p text:style-name="P7"/>
            <text:p text:style-name="P43"><text:span text:style-name="T14">länge = 3 </text:span>länge = 2</text:p>
            <text:p text:style-name="P6"/>
            <text:p text:style-name="P6"/>
            <text:p text:style-name="P6"/>
            <text:p text:style-name="P6"/>
            <text:p text:style-name="P45"><text:span text:style-name="T16">länge = 3 </text:span><text:span text:style-name="T7">länge = 2</text:span>länge = 1</text:p>
          </table:table-cell>
        </table:table-row>
      </table:table>
      <text:p text:style-name="P9"/>
      <text:p text:style-name="P9"/>
      <text:p text:style-name="P3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Schritte</text:p>
          </table:table-cell>
          <table:table-cell table:style-name="Tabelle1.B1" office:value-type="string">
            <text:p text:style-name="P17">Var./Param.</text:p>
          </table:table-cell>
        </table:table-row>
        <table:table-row>
          <table:table-cell table:style-name="Tabelle1.A2" office:value-type="string">
            <text:p text:style-name="P21">01 <text:s/>rekursiveKurve startet</text:p>
            <text:p text:style-name="P21">03 <text:s/>Linie (3)</text:p>
            <text:p text:style-name="P23">04 <text:s/>Verzweigung: länge &gt; 1? (ja)</text:p>
            <text:p text:style-name="P21">06 <text:s/>90° rechts</text:p>
            <text:p text:style-name="P21">07 <text:s/>rekursiveKurve wird aufgerufen</text:p>
            <text:p text:style-name="P26"/>
            <text:p text:style-name="P26"><text:s text:c="5"/><text:span text:style-name="T23">→ hier wird der Methodenaufruf eingeschoben</text:span></text:p>
            <text:p text:style-name="P26"/>
            <text:p text:style-name="P21">08 <text:s/>90° links</text:p>
            <text:p text:style-name="P21">10 <text:s/>Zurück (3)</text:p>
            <text:p text:style-name="P21">11 <text:s/>rekursiveKurve zuende</text:p>
          </table:table-cell>
          <table:table-cell table:style-name="Tabelle1.B2" office:value-type="string">
            <text:p text:style-name="P19">länge = 3</text:p>
            <text:p text:style-name="P32"/>
            <text:p text:style-name="P32"/>
            <text:p text:style-name="P32"/>
            <text:p text:style-name="P32"/>
            <text:p text:style-name="P28"/>
            <text:p text:style-name="P37">Java „merkt“ sich die Länge</text:p>
            <text:p text:style-name="P37"/>
            <text:p text:style-name="P24">länge = 3</text:p>
            <text:p text:style-name="P30"/>
            <text:p text:style-name="P24"/>
          </table:table-cell>
        </table:table-row>
      </table:table>
      <text:p text:style-name="P9"/>
      <text:p text:style-name="P9"/>
      <text:p text:style-name="P10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6">Schritte</text:p>
          </table:table-cell>
          <table:table-cell table:style-name="Tabelle9.B1" office:value-type="string">
            <text:p text:style-name="P18">Var./Param.</text:p>
          </table:table-cell>
        </table:table-row>
        <table:table-row>
          <table:table-cell table:style-name="Tabelle9.A2" office:value-type="string">
            <text:p text:style-name="P22">01 <text:s/>rekursiveKurve startet</text:p>
            <text:p text:style-name="P22">03 <text:s/>Linie (3)</text:p>
            <text:p text:style-name="P22">06 <text:s/>90° rechts</text:p>
            <text:p text:style-name="P22">07 <text:s/>rekursiveKurve wird aufgerufen</text:p>
            <text:p text:style-name="P34"><text:s text:c="7"/><text:span text:style-name="T5">01 <text:s/>rekursiveKurve startet</text:span></text:p>
            <text:p text:style-name="P35"><text:span text:style-name="T8"><text:s text:c="7"/></text:span>03 <text:s/>Linie (2)</text:p>
            <text:p text:style-name="P35"><text:span text:style-name="T8"><text:s text:c="7"/></text:span>06 <text:s/>90° rechts</text:p>
            <text:p text:style-name="P35"><text:span text:style-name="T8"><text:s text:c="7"/></text:span>07 <text:s/>rekursiveKurve wird aufgerufen</text:p>
            <text:p text:style-name="P27"/>
            <text:p text:style-name="P56"><text:s text:c="7"/>→ hier wird der Methodenaufruf eingeschoben</text:p>
            <text:p text:style-name="P56"/>
            <text:p text:style-name="P34"><text:s text:c="7"/><text:span text:style-name="T5">08 <text:s/>90° links</text:span></text:p>
            <text:p text:style-name="P35"><text:span text:style-name="T8"><text:s text:c="7"/></text:span>10 <text:s/>Zurück (2)</text:p>
            <text:p text:style-name="P35"><text:span text:style-name="T8"><text:s text:c="7"/></text:span>11 <text:s/>rekursiveKurve zuende</text:p>
            <text:p text:style-name="P22">08 <text:s/>90° links</text:p>
            <text:p text:style-name="P22">10 <text:s/>Zurück (3)</text:p>
            <text:p text:style-name="P22">11 <text:s/>rekursiveKurve zuende</text:p>
          </table:table-cell>
          <table:table-cell table:style-name="Tabelle9.B2" office:value-type="string">
            <text:p text:style-name="P20">länge = 3</text:p>
            <text:p text:style-name="P33"/>
            <text:p text:style-name="P33"/>
            <text:p text:style-name="P33"/>
            <text:p text:style-name="P33"><text:span text:style-name="T15">länge = 3</text:span><text:span text:style-name="T18"> <text:s/></text:span><text:span text:style-name="T5">länge = 2</text:span></text:p>
            <text:p text:style-name="P33"/>
            <text:p text:style-name="P29"/>
            <text:p text:style-name="P29"/>
            <text:p text:style-name="P29"/>
            <text:p text:style-name="P29"/>
            <text:p text:style-name="P29"/>
            <text:p text:style-name="P29"><text:span text:style-name="T15">länge = 3</text:span><text:span text:style-name="T18"> <text:s/></text:span><text:span text:style-name="T20">länge = 2</text:span><text:span text:style-name="T18"> </text:span></text:p>
            <text:p text:style-name="P29"/>
            <text:p text:style-name="P31"/>
            <text:p text:style-name="P25">länge = 3</text:p>
          </table:table-cell>
        </table:table-row>
      </table:table>
      <text:p text:style-name="P10"/>
      <text:p text:style-name="P9"/>
      <text:p text:style-name="P3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Schritte</text:p>
          </table:table-cell>
          <table:table-cell table:style-name="Tabelle2.B1" office:value-type="string">
            <text:p text:style-name="P18">Var./Param.</text:p>
          </table:table-cell>
        </table:table-row>
        <table:table-row>
          <table:table-cell table:style-name="Tabelle2.A2" office:value-type="string">
            <text:p text:style-name="P22">01 <text:s/>rekursiveKurve startet</text:p>
            <text:p text:style-name="P22">03 <text:s/>Linie (3)</text:p>
            <text:p text:style-name="P22">06 <text:s/>90° rechts</text:p>
            <text:p text:style-name="P22">07 <text:s/>rekursiveKurve wird aufgerufen</text:p>
            <text:p text:style-name="P34"><text:s text:c="7"/><text:span text:style-name="T5">01 <text:s/>rekursiveKurve startet</text:span></text:p>
            <text:p text:style-name="P35"><text:span text:style-name="T8"><text:s text:c="7"/></text:span>03 <text:s/>Linie (2)</text:p>
            <text:p text:style-name="P35"><text:span text:style-name="T8"><text:s text:c="7"/></text:span>06 <text:s/>90° rechts</text:p>
            <text:p text:style-name="P35"><text:span text:style-name="T8"><text:s text:c="7"/></text:span>07 <text:s/>rekursiveKurve wird aufgerufen</text:p>
            <text:p text:style-name="P34"><text:s text:c="13"/><text:span text:style-name="T8"><text:s/></text:span><text:span text:style-name="T11">01 <text:s/>rekursiveKurve startet</text:span></text:p>
            <text:p text:style-name="P36"><text:span text:style-name="T8"><text:s text:c="14"/></text:span>03 <text:s/>Linie (1)</text:p>
            <text:p text:style-name="P36"><text:span text:style-name="T8"><text:s text:c="14"/></text:span>10 <text:s/>Zurück (1)</text:p>
            <text:p text:style-name="P36"><text:span text:style-name="T8"><text:s text:c="14"/></text:span>11 <text:s/>rekursiveKurve zuende</text:p>
            <text:p text:style-name="P34"><text:s text:c="7"/><text:span text:style-name="T5">08 <text:s/>90° links</text:span></text:p>
            <text:p text:style-name="P35"><text:span text:style-name="T8"><text:s text:c="7"/></text:span>10 <text:s/>Zurück (2)</text:p>
            <text:p text:style-name="P35"><text:span text:style-name="T8"><text:s text:c="7"/></text:span>11 <text:s/>rekursiveKurve zuende</text:p>
            <text:p text:style-name="P22">08 <text:s/>90° links</text:p>
            <text:p text:style-name="P22">10 <text:s/>Zurück (3)</text:p>
            <text:p text:style-name="P22">11 <text:s/>rekursiveKurve zuende</text:p>
          </table:table-cell>
          <table:table-cell table:style-name="Tabelle2.B2" office:value-type="string">
            <text:p text:style-name="P20">länge = 3</text:p>
            <text:p text:style-name="P33"/>
            <text:p text:style-name="P33"/>
            <text:p text:style-name="P33"/>
            <text:p text:style-name="P33"><text:span text:style-name="T15">länge = 3</text:span><text:span text:style-name="T18"> <text:s/></text:span><text:span text:style-name="T5">länge = 2</text:span></text:p>
            <text:p text:style-name="P33"/>
            <text:p text:style-name="P33"/>
            <text:p text:style-name="P33"/>
            <text:p text:style-name="P33"><text:span text:style-name="T14">länge = </text:span><text:span text:style-name="T15">3</text:span><text:span text:style-name="T18"> <text:s/></text:span><text:span text:style-name="T6">länge = 2</text:span><text:span text:style-name="T18"> <text:s/></text:span><text:span text:style-name="T12">länge = 1</text:span></text:p>
            <text:p text:style-name="P29"/>
            <text:p text:style-name="P29"/>
            <text:p text:style-name="P29"/>
            <text:p text:style-name="P29"><text:span text:style-name="T15">länge = 3</text:span><text:span text:style-name="T18"> <text:s/></text:span><text:span text:style-name="T20">länge = 2</text:span><text:span text:style-name="T18"> </text:span></text:p>
            <text:p text:style-name="P29"/>
            <text:p text:style-name="P31"/>
            <text:p text:style-name="P25">länge = 3</text:p>
          </table:table-cell>
        </table:table-row>
      </table:table>
      <text:p text:style-name="P10"/>
      <text:p text:style-name="P48"/>
      <text:p text:style-name="P63">Aufgabe 3 (Binärbaum)</text:p>
      <text:p text:style-name="P49"/>
      <text:p text:style-name="P49">Länge = 2</text:p>
      <text:p text:style-name="P49"/>
      <text:p text:style-name="P44"><text:tab/>01 <text:s/>rekursiverBaum startet</text:p>
      <text:p text:style-name="P44"><text:tab/>03 <text:s/>Linie (2)</text:p>
      <text:p text:style-name="P44"><text:tab/>06 <text:s/>45° links</text:p>
      <text:p text:style-name="P52"/>
      <text:p text:style-name="P52"><text:tab/>→<text:span text:style-name="T24"> Unterbrechung: rekursiverBaum ( </text:span><text:span text:style-name="T2">1</text:span><text:span text:style-name="T24"> )</text:span></text:p>
      <text:p text:style-name="P52"/>
      <text:p text:style-name="P51"><text:tab/>08 <text:s/>90° rechts</text:p>
      <text:p text:style-name="P52"/>
      <text:p text:style-name="P52"><text:tab/>→<text:span text:style-name="T24"> Unterbrechung: rekursiverBaum ( </text:span><text:span text:style-name="T2">1</text:span><text:span text:style-name="T24"> )</text:span></text:p>
      <text:p text:style-name="P52"/>
      <text:p text:style-name="P51"><text:tab/>10 <text:s/>45° links </text:p>
      <text:p text:style-name="P49"><text:span text:style-name="T19"><text:tab/>12 <text:s/></text:span><text:span text:style-name="T21">Z</text:span><text:span text:style-name="T19">u</text:span><text:span text:style-name="T21">r</text:span><text:span text:style-name="T19">ück (2)</text:span></text:p>
      <text:p text:style-name="P49"/>
      <text:p text:style-name="P49"/>
      <text:p text:style-name="P44"><text:tab/>01 <text:s/>rekursiverBaum startet</text:p>
      <text:p text:style-name="P44"><text:tab/>03 <text:s/>Linie (2)</text:p>
      <text:p text:style-name="P44"><text:tab/>06 <text:s/>45° link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08 <text:s/>90° recht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10 <text:s/>45° links </text:p>
      <text:p text:style-name="P49"><text:span text:style-name="T19"><text:tab/>12 <text:s/></text:span><text:span text:style-name="T21">Z</text:span><text:span text:style-name="T19">u</text:span><text:span text:style-name="T21">r</text:span><text:span text:style-name="T19">ück (2)</text:span></text:p>
      <text:p text:style-name="P49"/>
      <text:p text:style-name="P62">Länge = 4</text:p>
      <text:p text:style-name="P49"/>
      <text:p text:style-name="P50"><text:span text:style-name="T14">01 <text:s/>rekusiverBaum starte</text:span><text:span text:style-name="T17">t</text:span></text:p>
      <text:p text:style-name="P53">03 <text:s/>Linie (4)</text:p>
      <text:p text:style-name="P53">06 <text:s/>45° links</text:p>
      <text:p text:style-name="P52"/>
      <text:p text:style-name="P52"><text:tab/>→<text:span text:style-name="T24"> Unterbrechung: rekursiverBaum ( </text:span><text:span text:style-name="T2">2</text:span><text:span text:style-name="T24"> )</text:span></text:p>
      <text:p text:style-name="P51"><text:span text:style-name="T9"/></text:p>
      <text:p text:style-name="P53">08 <text:s/>90° rechts</text:p>
      <text:p text:style-name="P52"/>
      <text:p text:style-name="P52"><text:tab/>→<text:span text:style-name="T24"> Unterbrechung: rekursiverBaum ( </text:span><text:span text:style-name="T2">2</text:span><text:span text:style-name="T24"> )</text:span></text:p>
      <text:p text:style-name="P53"/>
      <text:p text:style-name="P53">10 <text:s/>45° links </text:p>
      <text:p text:style-name="P49"><text:span text:style-name="T14">12 <text:s/></text:span><text:span text:style-name="T17">Z</text:span><text:span text:style-name="T14">u</text:span><text:span text:style-name="T17">r</text:span><text:span text:style-name="T14">ück (4)</text:span></text:p>
      <text:p text:style-name="P49"/>
      <text:p text:style-name="P49"/>
      <text:p text:style-name="P62"/>
      <text:p text:style-name="P50"><text:span text:style-name="T14">01 <text:s/>rekusiverBaum starte</text:span><text:span text:style-name="T17">t</text:span></text:p>
      <text:p text:style-name="P53">03 <text:s/>Linie (4)</text:p>
      <text:p text:style-name="P53">06 <text:s/>45° links</text:p>
      <text:p text:style-name="P44"><text:tab/>01 <text:s/>rekursiverBaum startet</text:p>
      <text:p text:style-name="P44"><text:tab/>03 <text:s/>Linie (2)</text:p>
      <text:p text:style-name="P44"><text:tab/>06 <text:s/>45° link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08 <text:s/>90° recht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10 <text:s/>45° links </text:p>
      <text:p text:style-name="P50"><text:span text:style-name="T19"><text:tab/>12 <text:s/></text:span><text:span text:style-name="T21">Z</text:span><text:span text:style-name="T19">u</text:span><text:span text:style-name="T21">r</text:span><text:span text:style-name="T19">ück (2)</text:span></text:p>
      <text:p text:style-name="P53">08 <text:s/>90° rechts</text:p>
      <text:p text:style-name="P44"><text:tab/>01 <text:s/>rekursiverBaum startet</text:p>
      <text:p text:style-name="P44"><text:tab/>03 <text:s/>Linie (2)</text:p>
      <text:p text:style-name="P44"><text:tab/>06 <text:s/>45° link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08 <text:s/>90° rechts</text:p>
      <text:p text:style-name="P46"><text:tab/><text:tab/>01 <text:s/>rekursiverBaum startet</text:p>
      <text:p text:style-name="P46"><text:tab/><text:tab/>03 <text:s/>Linie (1)</text:p>
      <text:p text:style-name="P50"><text:span text:style-name="T11"><text:tab/><text:tab/>12 <text:s/></text:span><text:span text:style-name="T13">Z</text:span><text:span text:style-name="T11">urück <text:s/></text:span><text:span text:style-name="T13">(1)</text:span></text:p>
      <text:p text:style-name="P51"><text:tab/>10 <text:s/>45° links </text:p>
      <text:p text:style-name="P50"><text:span text:style-name="T19"><text:tab/>12 <text:s/></text:span><text:span text:style-name="T21">Z</text:span><text:span text:style-name="T19">u</text:span><text:span text:style-name="T21">r</text:span><text:span text:style-name="T19">ück (2)</text:span></text:p>
      <text:p text:style-name="P53">10 <text:s/>45° links </text:p>
      <text:p text:style-name="P50"><text:span text:style-name="T14">12 <text:s/></text:span><text:span text:style-name="T17">Z</text:span><text:span text:style-name="T14">u</text:span><text:span text:style-name="T17">r</text:span><text:span text:style-name="T14">ück (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08:18.295000000</meta:creation-date>
    <dc:date>2018-04-20T09:46:18.189000000</dc:date>
    <meta:editing-duration>PT50M56S</meta:editing-duration>
    <meta:editing-cycles>2</meta:editing-cycles>
    <meta:generator>LibreOffice/6.0.2.1$Windows_x86 LibreOffice_project/f7f06a8f319e4b62f9bc5095aa112a65d2f3ac89</meta:generator>
    <meta:document-statistic meta:table-count="4" meta:image-count="0" meta:object-count="0" meta:page-count="6" meta:paragraph-count="152" meta:word-count="503" meta:character-count="3211" meta:non-whitespace-character-count="2365"/>
  </office:meta>
</office:document-meta>
</file>